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5"/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kt</text:p>
          </table:table-cell>
          <table:table-cell/>
        </table:table-row>
        <table:table-row table:style-name="ro2">
          <table:table-cell table:number-columns-repeated="5"/>
          <table:table-cell table:style-name="ce5" office:value-type="string" calcext:value-type="string">
            <text:p>CO2 budget for Germany for 1.75 °C (67 %): 9.7 Gt CO2 – 3.0 Gt CO2 = 6.7 Gt CO2 from 2020.</text:p>
          </table:table-cell>
          <table:table-cell table:style-name="ce6" office:value-type="float" office:value="6700000" calcext:value-type="float">
            <text:p>6700000</text:p>
          </table:table-cell>
          <table:table-cell office:value-type="string" calcext:value-type="string">
            <text:p>From <text:a xlink:href="https://www.umweltrat.de/SharedDocs/Downloads/EN/01_Environmental_Reports/2020_08_environmental_report_chapter_02.pdf?__blob=publicationFile&amp;v=5" xlink:type="simple">https://www.umweltrat.de/SharedDocs/Downloads/EN/01_Environmental_Reports/2020_08_environmental_report_chapter_02.pdf?__blob=publicationFile&amp;v=5</text:a></text:p>
            <text:p>P21</text:p>
          </table:table-cell>
        </table:table-row>
        <table:table-row table:style-name="ro1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Verkehr</text:p>
          </table:table-cell>
          <table:table-cell table:number-columns-repeated="2"/>
          <table:table-cell office:value-type="string" calcext:value-type="string">
            <text:p>Population Germany (2019)</text:p>
          </table:table-cell>
          <table:table-cell table:style-name="ce5" office:value-type="float" office:value="83166711" calcext:value-type="float">
            <text:p>83166711</text:p>
          </table:table-cell>
          <table:table-cell office:value-type="string" calcext:value-type="string">
            <text:p>https://www.destatis.de/DE/Themen/Gesellschaft-Umwelt/Bevoelkerung/Bevoelkerungsstand/Tabellen/zensus-geschlecht-staatsangehoerigkeit-2019.html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table:formula="of:=[.C23]/0.87" office:value-type="float" office:value="345.51724137931" calcext:value-type="float">
            <text:p>345.51724137931</text:p>
          </table:table-cell>
          <table:table-cell table:number-columns-repeated="2"/>
          <table:table-cell office:value-type="string" calcext:value-type="string">
            <text:p>Population HD ()</text:p>
          </table:table-cell>
          <table:table-cell table:style-name="ce5" office:value-type="float" office:value="161485" calcext:value-type="float">
            <text:p>161485</text:p>
          </table:table-cell>
          <table:table-cell office:value-type="string" calcext:value-type="string">
            <text:p>https://www.statistik-bw.de/Service/Veroeff/Statistische_Berichte/312619001.pd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  <table:table-cell office:value-type="string" calcext:value-type="string">
            <text:p>Anteil:</text:p>
          </table:table-cell>
          <table:table-cell table:formula="of:=[.G16]/[.G15]" office:value-type="float" office:value="0.00194170237175785" calcext:value-type="float">
            <text:p>0.001941702371758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  <table:table-cell office:value-type="string" calcext:value-type="string">
            <text:p>budget hd [kt]</text:p>
          </table:table-cell>
          <table:table-cell table:formula="of:=[.G14]*[.G17]" office:value-type="float" office:value="13009.4058907776" calcext:value-type="float">
            <text:p>13009.4058907776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12" calcext:value-type="float">
            <text:p>812</text:p>
          </table:table-cell>
          <table:table-cell table:number-columns-repeated="3"/>
          <table:table-cell office:value-type="string" calcext:value-type="string">
            <text:p>pro jahr ~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04" calcext:value-type="float">
            <text:p>804</text:p>
          </table:table-cell>
          <table:table-cell table:number-columns-repeated="3"/>
          <table:table-cell office:value-type="string" calcext:value-type="string">
            <text:p>jahre bis budget aufgebraucht</text:p>
          </table:table-cell>
          <table:table-cell table:formula="of:=[.G18]/[.G20]" office:value-type="float" office:value="23.6534652559593" calcext:value-type="float">
            <text:p>23.653465255959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93" calcext:value-type="float">
            <text:p>79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2" calcext:value-type="float">
            <text:p>792</text:p>
          </table:table-cell>
          <table:table-cell office:value-type="float" office:value="300.6" calcext:value-type="float">
            <text:p>300.6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10" calcext:value-type="float">
            <text:p>8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1:33:28.012125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12:55:30.901893714</meta:creation-date>
    <dc:date>2021-04-19T11:33:32.599596099</dc:date>
    <meta:editing-duration>PT1H37M31S</meta:editing-duration>
    <meta:editing-cycles>6</meta:editing-cycles>
    <meta:generator>LibreOffice/7.0.5.2$Linux_X86_64 LibreOffice_project/00$Build-2</meta:generator>
    <meta:document-statistic meta:table-count="1" meta:cell-count="36" meta:object-count="0"/>
  </office:meta>
</office:document-meta>
</file>